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5.624cm" svg:x="0.026cm" svg:y="4.244cm" svg:viewBox="0 0 14061 5625" svg:d="M0 2812l4218-2812M4218 0l-468 1406M3750 1406h6561M10311 1406l-469-1406M9842 0l4219 2812M14061 2812l-4219 2813M9842 5625l469-1406M10311 4219h-6561M3750 4219l468 1406M4218 5625l-4218-281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